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hnno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</table:table-row>
        <table:table-row table:style-name="ro1">
          <table:table-cell office:value-type="string" calcext:value-type="string">
            <text:p>dharani</text:p>
          </table:table-cell>
          <table:table-cell office:value-type="float" office:value="900800" calcext:value-type="float">
            <text:p>900800</text:p>
          </table:table-cell>
          <table:table-cell office:value-type="string" calcext:value-type="string">
            <text:p><text:a xlink:href="mailto:d@gmail.com" xlink:type="simple">d@gmail.com</text:a>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tamilnadu</text:p>
          </table:table-cell>
        </table:table-row>
        <table:table-row table:style-name="ro1">
          <table:table-cell office:value-type="string" calcext:value-type="string">
            <text:p>keerthi</text:p>
          </table:table-cell>
          <table:table-cell office:value-type="float" office:value="988766" calcext:value-type="float">
            <text:p>988766</text:p>
          </table:table-cell>
          <table:table-cell office:value-type="string" calcext:value-type="string">
            <text:p><text:a xlink:href="mailto:a@gmail.com" xlink:type="simple">a@gmail.com</text:a>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tamilnadu</text:p>
          </table:table-cell>
        </table:table-row>
        <table:table-row table:style-name="ro1">
          <table:table-cell office:value-type="string" calcext:value-type="string">
            <text:p>pavi</text:p>
          </table:table-cell>
          <table:table-cell office:value-type="float" office:value="980076" calcext:value-type="float">
            <text:p>980076</text:p>
          </table:table-cell>
          <table:table-cell office:value-type="string" calcext:value-type="string">
            <text:p><text:a xlink:href="mailto:r@gmail.com" xlink:type="simple">r@gmail.com</text:a>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tamilnadu</text:p>
          </table:table-cell>
        </table:table-row>
        <table:table-row table:style-name="ro1">
          <table:table-cell office:value-type="string" calcext:value-type="string">
            <text:p>mercy</text:p>
          </table:table-cell>
          <table:table-cell office:value-type="float" office:value="987675" calcext:value-type="float">
            <text:p>987675</text:p>
          </table:table-cell>
          <table:table-cell office:value-type="string" calcext:value-type="string">
            <text:p><text:a xlink:href="mailto:a@gmail.com" xlink:type="simple">a@gmail.com</text:a></text:p>
          </table:table-cell>
          <table:table-cell office:value-type="string" calcext:value-type="string">
            <text:p>chennail</text:p>
          </table:table-cell>
          <table:table-cell office:value-type="string" calcext:value-type="string">
            <text:p>tamilnadu</text:p>
          </table:table-cell>
        </table:table-row>
        <table:table-row table:style-name="ro1">
          <table:table-cell office:value-type="string" calcext:value-type="string">
            <text:p>jayanthi</text:p>
          </table:table-cell>
          <table:table-cell office:value-type="float" office:value="909278" calcext:value-type="float">
            <text:p>909278</text:p>
          </table:table-cell>
          <table:table-cell office:value-type="string" calcext:value-type="string">
            <text:p><text:a xlink:href="mailto:k@gmail.com" xlink:type="simple">k@gmail.com</text:a>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tamilnadu</text:p>
          </table:table-cell>
        </table:table-row>
        <table:table-row table:style-name="ro1">
          <table:table-cell office:value-type="string" calcext:value-type="string">
            <text:p>karthick</text:p>
          </table:table-cell>
          <table:table-cell office:value-type="float" office:value="982483" calcext:value-type="float">
            <text:p>982483</text:p>
          </table:table-cell>
          <table:table-cell office:value-type="string" calcext:value-type="string">
            <text:p><text:a xlink:href="mailto:j@gmail.com" xlink:type="simple">j@gmail.com</text:a>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tamilnadu</text:p>
          </table:table-cell>
        </table:table-row>
        <table:table-row table:style-name="ro1">
          <table:table-cell office:value-type="string" calcext:value-type="string">
            <text:p>prathap</text:p>
          </table:table-cell>
          <table:table-cell office:value-type="float" office:value="966543" calcext:value-type="float">
            <text:p>966543</text:p>
          </table:table-cell>
          <table:table-cell office:value-type="string" calcext:value-type="string">
            <text:p><text:a xlink:href="mailto:p@gmail.com" xlink:type="simple">p@gmail.com</text:a>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tamilnadu</text:p>
          </table:table-cell>
        </table:table-row>
        <table:table-row table:style-name="ro1">
          <table:table-cell office:value-type="string" calcext:value-type="string">
            <text:p>praveen</text:p>
          </table:table-cell>
          <table:table-cell office:value-type="float" office:value="900843" calcext:value-type="float">
            <text:p>900843</text:p>
          </table:table-cell>
          <table:table-cell office:value-type="string" calcext:value-type="string">
            <text:p><text:a xlink:href="mailto:s@gmail.com" xlink:type="simple">s@gmail.com</text:a>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tamilnadu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office:value-type="float" office:value="933245" calcext:value-type="float">
            <text:p>933245</text:p>
          </table:table-cell>
          <table:table-cell office:value-type="string" calcext:value-type="string">
            <text:p><text:a xlink:href="mailto:m@gmail.com" xlink:type="simple">m@gmail.com</text:a>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tamilnadu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float" office:value="931234" calcext:value-type="float">
            <text:p>931234</text:p>
          </table:table-cell>
          <table:table-cell office:value-type="string" calcext:value-type="string">
            <text:p><text:a xlink:href="mailto:v@gmail.com" xlink:type="simple">v@gmail.com</text:a>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tamilnad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03T10:13:39.466276202</meta:creation-date>
    <dc:date>2023-04-03T11:32:41.767636370</dc:date>
    <meta:editing-duration>PT8M2S</meta:editing-duration>
    <meta:editing-cycles>1</meta:editing-cycles>
    <meta:generator>LibreOffice/5.1.6.2$Linux_X86_64 LibreOffice_project/10m0$Build-2</meta:generator>
    <meta:document-statistic meta:table-count="1" meta:cell-count="55" meta:object-count="0"/>
  </office:meta>
</office:document-meta>
</file>